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2561"/>
    </style:style>
    <style:style style:name="P2" style:family="paragraph" style:parent-style-name="Standard">
      <style:text-properties fo:font-size="10.5pt" officeooo:paragraph-rsid="00172561" style:font-size-asian="10.5pt" style:font-size-complex="10.5pt"/>
    </style:style>
    <style:style style:name="P3" style:family="paragraph" style:parent-style-name="Standard">
      <style:text-properties fo:font-size="10.5pt" officeooo:rsid="00172561" officeooo:paragraph-rsid="00172561" style:font-size-asian="10.5pt" style:font-size-complex="10.5pt"/>
    </style:style>
    <style:style style:name="T1" style:family="text">
      <style:text-properties officeooo:rsid="00172561"/>
    </style:style>
    <style:style style:name="T2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3" style:family="text">
      <style:text-properties fo:font-variant="normal" fo:text-transform="none" fo:color="#235a81" style:font-name="monospace" fo:font-size="7.5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7" style:family="text">
      <style:text-properties fo:font-variant="normal" fo:text-transform="none" fo:color="#444444" style:font-name="monospace" fo:font-size="7.5pt" fo:letter-spacing="normal" fo:font-style="normal" fo:font-weight="normal" officeooo:rsid="00172561"/>
    </style:style>
    <style:style style:name="T8" style:family="text">
      <style:text-properties fo:font-variant="normal" fo:text-transform="none" fo:color="#444444" style:font-name="monospace" fo:letter-spacing="normal" fo:font-style="normal" fo:font-weight="normal"/>
    </style:style>
    <style:style style:name="T9" style:family="text">
      <style:text-properties fo:font-variant="normal" fo:text-transform="none" fo:color="#444444" style:font-name="monospace" fo:letter-spacing="normal" fo:font-style="normal" fo:font-weight="normal" officeooo:rsid="00172561"/>
    </style:style>
    <style:style style:name="T10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11" style:family="text">
      <style:text-properties fo:font-variant="normal" fo:text-transform="none" fo:color="#999977" style:font-name="monospace" fo:font-size="7.5pt" fo:letter-spacing="normal" fo:font-style="normal" fo:font-weight="normal"/>
    </style:style>
    <style:style style:name="T12" style:family="text">
      <style:text-properties fo:font-variant="normal" fo:text-transform="none" fo:color="#221199" style:font-name="monospace" fo:font-size="7.5pt" fo:letter-spacing="normal" fo:font-style="normal" fo:font-weight="normal"/>
    </style:style>
    <style:style style:name="T13" style:family="text">
      <style:text-properties fo:font-variant="normal" fo:text-transform="none" fo:color="#aa1111" style:font-name="monospace" fo:font-size="7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ertion dans saisons :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T4">INSERT</text:span></text:a><text:span text:style-name="T5"> </text:span><text:span text:style-name="T2">INTO</text:span><text:span text:style-name="T5"> </text:span><text:span text:style-name="T10">`saison`</text:span><text:span text:style-name="T5"> </text:span><text:span text:style-name="T11">(</text:span><text:span text:style-name="T10">`id-saison`</text:span><text:span text:style-name="T6">,</text:span><text:span text:style-name="T5"> </text:span><text:span text:style-name="T10">`non-saison`</text:span><text:span text:style-name="T11">)</text:span><text:span text:style-name="T5"> 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T4">VALUES</text:span></text:a><text:span text:style-name="T5"> </text:span><text:span text:style-name="T11">(</text:span><text:span text:style-name="T12">NULL</text:span><text:span text:style-name="T6">,</text:span><text:span text:style-name="T5"> </text:span><text:span text:style-name="T13">'hiver'</text:span><text:span text:style-name="T11">)</text:span><text:span text:style-name="T6">;</text:span></text:p>
      <text:p text:style-name="P1"/>
      <text:p text:style-name="P1"><text:span text:style-name="T1">Insertion dans aliment :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T3">INSERT</text:span></text:a><text:span text:style-name="T5"> </text:span><text:span text:style-name="T2">INTO</text:span><text:span text:style-name="T5"> </text:span><text:span text:style-name="T10">`aliment`</text:span><text:span text:style-name="T5"> </text:span><text:span text:style-name="T11">(</text:span><text:span text:style-name="T10">`id-aliment`</text:span><text:span text:style-name="T6">,</text:span><text:span text:style-name="T5"> </text:span><text:span text:style-name="T10">`nom`</text:span><text:span text:style-name="T6">,</text:span><text:span text:style-name="T5"> </text:span><text:span text:style-name="T10">`quantite`</text:span><text:span text:style-name="T6">,</text:span><text:span text:style-name="T5"> </text:span><text:span text:style-name="T10">`date`</text:span><text:span text:style-name="T6">,</text:span><text:span text:style-name="T5"> </text:span><text:span text:style-name="T10">`prix`</text:span><text:span text:style-name="T6">,</text:span><text:span text:style-name="T5"> </text:span><text:span text:style-name="T10">`id-categorie`</text:span><text:span text:style-name="T11">)</text:span><text:span text:style-name="T5"> 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T4">VALUES</text:span></text:a><text:span text:style-name="T5"> </text:span><text:span text:style-name="T11">(</text:span><text:span text:style-name="T12">NULL</text:span><text:span text:style-name="T6">,</text:span><text:span text:style-name="T5"> </text:span><text:span text:style-name="T13">'jambom'</text:span><text:span text:style-name="T6">,</text:span><text:span text:style-name="T5"> </text:span><text:span text:style-name="T13">'1'</text:span><text:span text:style-name="T6">,</text:span><text:span text:style-name="T5"> </text:span><text:span text:style-name="T13">'2021-01-07'</text:span><text:span text:style-name="T6">,</text:span><text:span text:style-name="T5"> </text:span><text:span text:style-name="T13">'3'</text:span><text:span text:style-name="T6">,</text:span><text:span text:style-name="T5"> </text:span><text:span text:style-name="T13">'1'</text:span><text:span text:style-name="T11">)</text:span><text:span text:style-name="T6">;</text:span></text:p>
      <text:p text:style-name="P1"/>
      <text:p text:style-name="P1"><text:span text:style-name="T1">Insertion dans asso-saison-aliment: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T3">INSERT</text:span></text:a><text:span text:style-name="T5"> </text:span><text:span text:style-name="T2">INTO</text:span><text:span text:style-name="T5"> </text:span><text:span text:style-name="T10">`asso-saison-aliment`</text:span><text:span text:style-name="T5"> </text:span><text:span text:style-name="T11">(</text:span><text:span text:style-name="T10">`id-asso`</text:span><text:span text:style-name="T6">,</text:span><text:span text:style-name="T5"> </text:span><text:span text:style-name="T10">`id-aliment`</text:span><text:span text:style-name="T6">,</text:span><text:span text:style-name="T5"> </text:span><text:span text:style-name="T10">`id-saison`</text:span><text:span text:style-name="T11">)</text:span><text:span text:style-name="T5"> 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T4">VALUES</text:span></text:a><text:span text:style-name="T5"> </text:span><text:span text:style-name="T11">(</text:span><text:span text:style-name="T12">NULL</text:span><text:span text:style-name="T6">,</text:span><text:span text:style-name="T5"> </text:span><text:span text:style-name="T13">'10'</text:span><text:span text:style-name="T6">,</text:span><text:span text:style-name="T5"> </text:span><text:span text:style-name="T13">'2'</text:span><text:span text:style-name="T11">)</text:span><text:span text:style-name="T6">;</text:span></text:p>
      <text:p text:style-name="P1"/>
      <text:p text:style-name="P1"><text:span text:style-name="T1">Insertion dans catégorie :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T4">INSERT</text:span></text:a><text:span text:style-name="T5"> </text:span><text:span text:style-name="T2">INTO</text:span><text:span text:style-name="T5"> </text:span><text:span text:style-name="T10">`categorie`</text:span><text:span text:style-name="T5"> </text:span><text:span text:style-name="T11">(</text:span><text:span text:style-name="T10">`id-categorie`</text:span><text:span text:style-name="T6">,</text:span><text:span text:style-name="T5"> </text:span><text:span text:style-name="T10">`nom-cat`</text:span><text:span text:style-name="T11">)</text:span><text:span text:style-name="T5"> 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T3">VALUES</text:span></text:a><text:span text:style-name="T5"> </text:span><text:span text:style-name="T11">(</text:span><text:span text:style-name="T12">NULL</text:span><text:span text:style-name="T6">,</text:span><text:span text:style-name="T5"> </text:span><text:span text:style-name="T13">'matières grasses'</text:span><text:span text:style-name="T11">)</text:span><text:span text:style-name="T6">;</text:span></text:p>
      <text:p text:style-name="P1"/>
      <text:p text:style-name="P1"/>
      <text:p text:style-name="P2"><text:span text:style-name="T9"/></text:p>
      <text:p text:style-name="P2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3:40:11.897775373</meta:creation-date>
    <dc:date>2021-01-08T13:51:10.551311007</dc:date>
    <meta:editing-duration>PT11M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54" meta:character-count="506" meta:non-whitespace-character-count="456"/>
  </office:meta>
</office:document-meta>
</file>